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MMI10" svg:font-family="CMMI10" style:font-family-generic="roman" style:font-pitch="variable"/>
    <style:font-face style:name="CMMI8" svg:font-family="CMMI8" style:font-family-generic="roman" style:font-pitch="variable"/>
    <style:font-face style:name="CMR10" svg:font-family="CMR10" style:font-family-generic="roman" style:font-pitch="variable"/>
    <style:font-face style:name="CMSY8" svg:font-family="CMSY8" style:font-family-generic="roman" style:font-pitch="variable"/>
    <style:font-face style:name="CMTI10" svg:font-family="CMTI10" style:font-family-generic="roman" style:font-pitch="variable"/>
    <style:font-face style:name="Calibri" svg:font-family="Calibri"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CMMI101" svg:font-family="CMMI10" style:font-family-generic="system" style:font-pitch="variable"/>
    <style:font-face style:name="CMMI81" svg:font-family="CMMI8" style:font-family-generic="system" style:font-pitch="variable"/>
    <style:font-face style:name="CMR101" svg:font-family="CMR10" style:font-family-generic="system" style:font-pitch="variable"/>
    <style:font-face style:name="CMSY81" svg:font-family="CMSY8" style:font-family-generic="system" style:font-pitch="variable"/>
    <style:font-face style:name="CMTI101" svg:font-family="CMTI10" style:font-family-generic="system" style:font-pitch="variable"/>
    <style:font-face style:name="Calibri1" svg:font-family="Calibri"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style:font-name="CMR10" style:font-name-complex="CMR101"/>
    </style:style>
    <style:style style:name="P3" style:family="paragraph" style:parent-style-name="Standard">
      <style:text-properties fo:font-size="12pt" style:font-size-asian="12pt" style:font-size-complex="12pt"/>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style:font-name="CMR10" style:font-name-complex="CMR101"/>
    </style:style>
    <style:style style:name="P6" style:family="paragraph" style:parent-style-name="Standard" style:master-page-name="Standard">
      <style:paragraph-properties fo:text-align="center" style:justify-single-word="false" style:page-number="auto"/>
      <style:text-properties fo:font-size="26pt" style:font-size-asian="26pt" style:font-size-complex="26pt"/>
    </style:style>
    <style:style style:name="P7" style:family="paragraph" style:parent-style-name="Standard">
      <style:paragraph-properties fo:margin-top="0cm" fo:margin-bottom="0cm" fo:line-height="100%"/>
    </style:style>
    <style:style style:name="T1" style:family="text">
      <style:text-properties fo:font-size="16pt" style:font-size-asian="16pt" style:font-size-complex="16pt"/>
    </style:style>
    <style:style style:name="T2" style:family="text">
      <style:text-properties style:font-name="CMR10" style:font-name-complex="CMR101"/>
    </style:style>
    <style:style style:name="T3" style:family="text">
      <style:text-properties style:font-name="CMMI10" style:font-name-complex="CMMI101"/>
    </style:style>
    <style:style style:name="T4" style:family="text">
      <style:text-properties style:font-name="CMMI8" fo:font-size="8pt" style:font-size-asian="8pt" style:font-name-complex="CMMI81" style:font-size-complex="8pt"/>
    </style:style>
    <style:style style:name="T5" style:family="text">
      <style:text-properties style:font-name="CMTI10" style:font-name-complex="CMTI101"/>
    </style:style>
    <style:style style:name="T6" style:family="text">
      <style:text-properties style:font-name="CMSY8" fo:font-size="8pt" style:font-size-asian="8pt" style:font-name-complex="CMSY8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yllable based noun recognition from grounded videos</text:p>
      <text:p text:style-name="P1"/>
      <text:p text:style-name="P1">Preface</text:p>
      <text:p text:style-name="P2">The problem of language acquisition has been of great interest to many disciplines including Linguistics, Psychology, Philosophy, Neurobiology, Cognitive science and Computer Science. From Panini [25] to Chomsky [7] to Tomasello, there have been many attempts to formalize the theory of language. The debate is mostly two-sided. Chomsky [7] argues for the innateness of language based on the argument (known as “poverty of stimulus") that the child acquiring language has access to only positive examples (grammatical sentences), and very little corrective feedback. Thus, the Chomskyan framework focuses on the syntax of a language and is largely skeptical about semantics. So, learning a language from his viewpoint is learning a “generative syntax" for that language. Langacker, alternatively has given a central role to semantics in his language learning model. Langacker considers grammar as conceptualization and formalizes it as a bipolar symbolic unit interconnecting the phonological pole (linguistic representation) and the semantic pole (conceptual representation). In the view of cognitive grammar, language is entrenched in the usage and linguistic representations get their meanings because of their usage with some conceptual entity.</text:p>
      <text:p text:style-name="P2"/>
      <text:p text:style-name="P1">Introduction</text:p>
      <text:p text:style-name="P2">In this work, we have used a semantic syllabic approach to acquire basic linguistic units particularly, noun based on the Langacker’s theory of learning language. The theory we have used is analogous to a child’s way of learning. When a child is born, he knows nothing about a language. He doesn’t know anything about noun, verb, preposition, the syntax or the word boundaries. But he continuously hears the syllables uttered. Now, slowly after many instances of a particular object or an action been referred to by a particular word, the child begins to recognize the word and associate it with the object or action. </text:p>
      <text:p text:style-name="P2"/>
      <text:p text:style-name="P2"><text:bookmark-start text:name="__DdeLink__192_1944844768"/>We try to follow the very same pattern and aim to make the machine learn a new language without any previous knowledge about the language. Based on a 2D video and co-occurring raw text, we demonstrate how this cognitively inspired model segments the world to obtain a meaning space, and combines words into hierarchical patterns for a linguistic pattern space.<text:bookmark-end text:name="__DdeLink__192_1944844768"/></text:p>
      <text:p text:style-name="P3"/>
      <text:p text:style-name="P1">Tools and Software Used:</text:p>
      <text:p text:style-name="Standard"><text:span text:style-name="T2">We followed an unsupervised learning approach. We used python as the programming language because of its ability to handle large datasets and execute complex algorithms with very simple </text:span><text:soft-page-break/><text:span text:style-name="T2">commands. We used Windows Movie Maker to record narration for the video clips and export it without any change in the video properties such as the frame number. We used Microsoft Word or Open Office to manually transcribe the audio into written Hindi text.</text:span></text:p>
      <text:p text:style-name="P2"/>
      <text:p text:style-name="P2">&lt;Video Picture&gt;&lt;Screenshot of video properties&gt;</text:p>
      <text:p text:style-name="Standard"><text:span text:style-name="T2"><text:line-break/></text:span><text:span text:style-name="T1">Getting the dataset/Collecting Narrations:</text:span></text:p>
      <text:p text:style-name="P2">We collected narrations from about twenty different subjects. Each subject was given the same set of instruction, the instruction being “You will be shown this 39 seconds video thrice. For the first two times you can just see the video and gain an understanding of what is happening in the scene. The third time you have to describe whatever is going on in the video in Hindi without involving yourself in the description.” </text:p>
      <text:p text:style-name="P2"/>
      <text:p text:style-name="P2">The subject couldn’t involve themselves in the narration as then the narration would not be just describing two simple objects and their actions in the grounded video, rather it would become a more complex set of narration involving the objects and their actions in the video, the narrator and his actions during the narration.</text:p>
      <text:p text:style-name="P2"/>
      <text:p text:style-name="P2">Another crucial phenomenon we observed while taking narrations was the occurrence of an inadvertent time lag between the action going on in the video and the words describing it. This time lag varied from person to person and could be positive. The purpose of showing more times was to reduce the time lag.</text:p>
      <text:p text:style-name="P2"/>
      <text:p text:style-name="P1">Audio to text:</text:p>
      <text:p text:style-name="P5">Since, the audio speech recognition for Hindi is not yet very efficient and as our primary aim is learning language, we manually transcribed the audio clips into written Hindi texts. While transcribing the utterances, every two consecutive words were separated by space to maintain word boundary. The post-positions were generally treated as separate words and hence were separated from the content words they were attached to. However, the morphological variations were preserved and transcribed as it is without separating them from their roots. While transcribing small grammatical corrections were made. The care was taken to follow uniform writing style to avoid the transliteration variations. We embedded the narration with a reference to the frame number and broke it whenever then was a pause or any sound not describing a proper Hindi word (breathing sound or any other sound due to an external stimulus). If any pause was more than five frames, we made a separate row stating the frame period and entered empty text. For less than five frames we would merge the pause in the starting of the next narrative sentence as it was not possible manually to achieve an accuracy of less than five frames pause.</text:p>
      <text:p text:style-name="P5"/>
      <text:p text:style-name="P5">&lt;Example of a commentary – 3 line&gt;</text:p>
      <text:p text:style-name="P1"/>
      <text:p text:style-name="P1"><text:soft-page-break/>Attention Model:</text:p>
      <text:p text:style-name="P5">We use an attention model to find the most salient part of the scene. Such a model tries to predict the part of the scene the human is most likely to attend to. The words used in the description are more likely to refer to objects that are in perceptual focus, i.e. we assume that linguistic focus follows perceptual focus.</text:p>
      <text:p text:style-name="P5"/>
      <text:p text:style-name="P5">Our attention model is based on the findings that objects that are moving are likely to be more salient. We ignore some other factors such as color and texture, which are more relevant in still images; for image sequences, motion and size are more significant. Size and speed are also not a major factor is our attention model as the objects are not always moving together. For appreciable amount of time in the video, we find that when one object is moving the other isn’t and therefore, the perpetual focus will mostly be guided by the moving object.</text:p>
      <text:p text:style-name="P1"/>
      <text:p text:style-name="P1">Linguistic segmentation:</text:p>
      <text:p text:style-name="P5">Linguistic segmentation refers to breaking down the utterances into smaller linguistic units. However, what the smaller linguistic unit of break-up should be is a debatable issue. A unit of pronunciation having one vowel sound, with or without surrounding consonants, forming the whole or a part of a word is defined as a syllable. We have used the following FSM (Finite State Machine) to formulate an algorithm to find the syllabic units from the text assuming that we don’t know the word boundaries.</text:p>
      <text:p text:style-name="P5"/>
      <text:p text:style-name="P5">&lt;Fig: FSM: To identify the word boundaries&gt;</text:p>
      <text:p text:style-name="P5"/>
      <text:p text:style-name="P4"><text:span text:style-name="T3">In the FSM, U</text:span><text:span text:style-name="T4">n </text:span><text:span text:style-name="T2">denotes the set of all Unicode characters, C denotes set of consonants, V denotes the set of vowels, M denotes the set of </text:span><text:span text:style-name="T5">mAtrAs </text:span><text:span text:style-name="T2">accompanying consonants in Hindi whereas h denotes </text:span><text:span text:style-name="T5">halant</text:span><text:span text:style-name="T2">. The state </text:span><text:span text:style-name="T3">F</text:span><text:span text:style-name="T6">_ </text:span><text:span text:style-name="T2">is a failing state reaching which we declare the whole sequence of Unicode characters except the last one as a syllable and start searching for next syllable with the last character observed.</text:span></text:p>
      <text:p text:style-name="P1"/>
      <text:p text:style-name="P1"/>
      <text:p text:style-name="P1"/>
      <text:p text:style-name="P1">Learning language label:</text:p>
      <text:p text:style-name="P5">We experiment with various kinds of linguistic units, different association measures and different datasets.</text:p>
      <text:p text:style-name="P5"/>
      <text:p text:style-name="P4"><text:span text:style-name="T2">Typically, we assume the linguistic units to be contiguous (</text:span><text:span text:style-name="T3">k</text:span><text:span text:style-name="T2">-grams) at word and syllabic-level. We also experiment with units of different lengths combined to form phrases at word and syllabic level. We propose a mechanism to learn the appropriate units of correct size based on fragment analysis and unit-independence conjecture. We confirm the stability of learnt labels by analyzing the associations incrementally to assess the confidence in terms of consistent dominance. We also try to associate it with the attention model we created and measure the difference in results.</text:span></text:p>
      <text:p text:style-name="P5"/>
      <text:p text:style-name="P5">Different Measures:</text:p>
      <text:p text:style-name="P5"/>
      <text:p text:style-name="P5"><text:soft-page-break/>Joint Probability</text:p>
      <text:p text:style-name="P5"/>
      <text:p text:style-name="P5">Conditional Probability</text:p>
      <text:p text:style-name="P5"><text:s/></text:p>
      <text:p text:style-name="P5">Mutual Information</text:p>
      <text:p text:style-name="P5"/>
      <text:p text:style-name="P5">Dominance Weighted Joint Probability</text:p>
      <text:p text:style-name="P5"/>
      <text:p text:style-name="P5">Relative Frequency</text:p>
      <text:p text:style-name="P5"/>
      <text:p text:style-name="P5">Diagram/Table representing the results in each&gt;</text:p>
      <text:p text:style-name="P5"/>
      <text:p text:style-name="P5"/>
      <text:p text:style-name="P1"/>
      <text:p text:style-name="P1">Corpus: </text:p>
      <text:p text:style-name="P5">We took the corpus from IIT Bombay. Found out the top words and top k-grams. Excluded them the results obtained.</text:p>
      <text:p text:style-name="P5"/>
      <text:p text:style-name="P5">&lt;Top k-grams&gt;</text:p>
      <text:p text:style-name="P5"/>
      <text:p text:style-name="P5">&lt;Paste the result&gt;</text:p>
      <text:p text:style-name="P5"/>
      <text:p text:style-name="P5"/>
      <text:p text:style-name="P1"/>
      <text:p text:style-name="P1">Concluion &amp; Future Prospects:</text:p>
      <text:p text:style-name="P5"/>
      <text:p text:style-name="P4"><text:span text:style-name="T2">We got noun. Now we apply morphology to get better result. Hindi is highly inflected language. Do clustering to get verb. Do this and that to identify syntax and finally be able to learn a language. We also wish to implement it </text:span><text:bookmark text:name="_GoBack"/><text:span text:style-name="T2">on other languages such as English to show that it could be used anywhere.</text:span></text:p>
      <text:p text:style-name="P4"><text:span text:style-name="T2"/></text:p>
      <text:p text:style-name="P4"><text:bookmark-start text:name="__DdeLink__196_1944844768"/><text:span text:style-name="T2">Given the object categories discovered and visual saliency of these objects over the time, we demonstrate the ability of our system to learn nouns like lal tribhuj, neela tribhuj, thibhuj, thikon, bada tribhuj, chota tribhuj. We confirm the success in learning words by analyzing the</text:span></text:p>
      <text:p text:style-name="P4"><text:span text:style-name="T2">strength of associations with increasing number of narrations. Discovering lal and neela from narrations describing the triangles as lal and neela and chota and bada from the narrations which describe the triangles as big or small, adds to the correctness of ourmodel. We argue that the consistent dominance of association strength of label with a visual category over the other labels is desirable and can be taken as a confirmation of the word learning. The success in learn-</text:span></text:p>
      <text:p text:style-name="P4"><text:span text:style-name="T2">ing appropriate labels even without knowing word-boundaries shows that the knowledge of</text:span></text:p>
      <text:p text:style-name="P4"><text:span text:style-name="T2">word boundaries may not be a prerequisite for early word-learning. Getting the same results at a word level analysis shows the correctness of the association measures we have used.</text:span><text:bookmark-end text:name="__DdeLink__196_19448447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MMI10" svg:font-family="CMMI10" style:font-family-generic="roman" style:font-pitch="variable"/>
    <style:font-face style:name="CMMI8" svg:font-family="CMMI8" style:font-family-generic="roman" style:font-pitch="variable"/>
    <style:font-face style:name="CMR10" svg:font-family="CMR10" style:font-family-generic="roman" style:font-pitch="variable"/>
    <style:font-face style:name="CMSY8" svg:font-family="CMSY8" style:font-family-generic="roman" style:font-pitch="variable"/>
    <style:font-face style:name="CMTI10" svg:font-family="CMTI10" style:font-family-generic="roman" style:font-pitch="variable"/>
    <style:font-face style:name="Calibri" svg:font-family="Calibri"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CMMI101" svg:font-family="CMMI10" style:font-family-generic="system" style:font-pitch="variable"/>
    <style:font-face style:name="CMMI81" svg:font-family="CMMI8" style:font-family-generic="system" style:font-pitch="variable"/>
    <style:font-face style:name="CMR101" svg:font-family="CMR10" style:font-family-generic="system" style:font-pitch="variable"/>
    <style:font-face style:name="CMSY81" svg:font-family="CMSY8" style:font-family-generic="system" style:font-pitch="variable"/>
    <style:font-face style:name="CMTI101" svg:font-family="CMTI10" style:font-family-generic="system" style:font-pitch="variable"/>
    <style:font-face style:name="Calibri1" svg:font-family="Calibri"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AR PL KaitiM GB"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ashant</meta:initial-creator>
    <dc:creator>Prashant Jalan</dc:creator>
    <meta:editing-cycles>6</meta:editing-cycles>
    <meta:creation-date>2013-03-19T02:59:00</meta:creation-date>
    <dc:date>2013-03-30T17:53:50</dc:date>
    <meta:editing-duration>PT2M19S</meta:editing-duration>
    <meta:generator>LibreOffice/3.5$Linux_X86_64 LibreOffice_project/350m1$Build-2</meta:generator>
    <meta:document-statistic meta:table-count="0" meta:image-count="0" meta:object-count="0" meta:page-count="4" meta:paragraph-count="44" meta:word-count="1523" meta:character-count="9435" meta:non-whitespace-character-count="795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